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0.92pt" svg:height="403.57pt" svg:x="325.47pt" svg:y="57.97pt">
            <loext:p draw:notify-on-update-of-ranges="Sheet1.A18:Sheet1.A28 Sheet1.B18:Sheet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beam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77" calcext:value-type="float">
            <text:p>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43:04.845713445</meta:creation-date>
    <dc:date>2017-05-09T11:26:29.114872115</dc:date>
    <meta:editing-duration>PT13M19S</meta:editing-duration>
    <meta:editing-cycles>1</meta:editing-cycles>
    <meta:document-statistic meta:table-count="1" meta:cell-count="52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4cm" svg:height="14.238cm" xlink:href=".." xlink:type="simple" chart:class="chart:scatter" chart:style-name="ch1">
        <chart:title svg:x="8.832cm" svg:y="0.419cm" chart:style-name="ch2">
          <text:p>Time Complexity of tracer</text:p>
        </chart:title>
        <chart:plot-area chart:style-name="ch3" table:cell-range-address="Sheet1.A18:Sheet1.B28" svg:x="1.565cm" svg:y="1.456cm" svg:width="20.94cm" svg:height="11.422cm">
          <chartooo:coordinate-region svg:x="2.372cm" svg:y="1.629cm" svg:width="19.576cm" svg:height="10.655cm"/>
          <chart:axis chart:dimension="x" chart:name="primary-x" chart:style-name="ch4">
            <chart:title svg:x="11.012cm" svg:y="13.163cm" chart:style-name="ch5">
              <text:p># of beams</text:p>
            </chart:title>
            <chart:grid chart:style-name="ch6" chart:class="major"/>
          </chart:axis>
          <chart:axis chart:dimension="y" chart:name="primary-y" chart:style-name="ch4">
            <chart:title svg:x="0.451cm" svg:y="8.52cm" chart:style-name="ch7">
              <text:p>CPU time (ms)</text:p>
            </chart:title>
            <chart:grid chart:style-name="ch6" chart:class="major"/>
          </chart:axis>
          <chart:series chart:style-name="ch8" chart:values-cell-range-address="Sheet1.B18:Sheet1.B28" chart:class="chart:scatter">
            <chart:domain table:cell-range-address="Sheet1.A18:Sheet1.A28"/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9">
                <text:p>379</text:p>
                <draw:g>
                  <svg:desc>Sheet1.A18:Sheet1.A28</svg:desc>
                </draw:g>
              </table:table-cell>
              <table:table-cell office:value-type="float" office:value="180">
                <text:p>180</text:p>
                <draw:g>
                  <svg:desc>Sheet1.B18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">
                <text:p>51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">
                <text:p>67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9">
                <text:p>85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9">
                <text:p>105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9">
                <text:p>127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9">
                <text:p>147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9">
                <text:p>151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9">
                <text:p>167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9">
                <text:p>177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9">
                <text:p>1879</text:p>
              </table:table-cell>
              <table:table-cell office:value-type="float" office:value="877">
                <text:p>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